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27F65320E2BD10EBC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Helvetica Neue', 'PingFang SC', 'Microsoft YaHei', 'Source Han Sans SC', 'Noto Sans CJK SC', 'WenQuanYi Micro Hei', sans-serif"/>
    <style:font-face style:name="新宋体" svg:font-family="新宋体" style:font-family-generic="system" style:font-pitch="variable"/>
  </office:font-face-decls>
  <office:automatic-styles>
    <style:style style:name="T1" style:family="text">
      <style:text-properties officeooo:rsid="000d889e"/>
    </style:style>
    <style:style style:name="T2" style:family="text">
      <style:text-properties fo:font-variant="normal" fo:text-transform="none" fo:color="#121212" loext:opacity="100%" style:font-name="apple-system" fo:font-size="14pt" fo:letter-spacing="normal" fo:font-style="normal" fo:font-weight="normal"/>
    </style:style>
    <style:style style:name="T3" style:family="text">
      <style:text-properties fo:font-variant="normal" fo:text-transform="none" fo:color="#121212" loext:opacity="100%" fo:letter-spacing="normal" style:font-name-asian="apple-system" style:font-size-asian="14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图像1" text:anchor-type="char" svg:width="17cm" svg:height="15.519cm" draw:z-index="0"><draw:image xlink:href="Pictures/10000001000002BC0000027F65320E2BD10EBCF0.png" xlink:type="simple" xlink:show="embed" xlink:actuate="onLoad" draw:mime-type="image/png"/></draw:frame>图1-硬磁材料的磁感应强度B与磁化场强度H之间的关系曲线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Helvetica Neue', 'PingFang SC', 'Microsoft YaHei', 'Source Han Sans SC', 'Noto Sans CJK SC', 'WenQuanYi Micro Hei', sans-serif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2T21:55:38.868000000</dc:date>
    <meta:editing-duration>PT5H59M25S</meta:editing-duration>
    <meta:editing-cycles>2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1" meta:word-count="27" meta:character-count="29" meta:non-whitespace-character-count="28"/>
  </office:meta>
</office:document-meta>
</file>